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9.548cm" table:align="center"/>
    </style:style>
    <style:style style:name="Tabelle1.A" style:family="table-column">
      <style:table-column-properties style:column-width="4.965cm"/>
    </style:style>
    <style:style style:name="Tabelle1.B" style:family="table-column">
      <style:table-column-properties style:column-width="4.583cm"/>
    </style:style>
    <style:style style:name="Tabelle1.1" style:family="table-row">
      <style:table-row-properties fo:background-color="#d8e2ec">
        <style:background-image/>
      </style:table-row-properties>
    </style:style>
    <style:style style:name="Tabelle1.A1" style:family="table-cell">
      <style:table-cell-properties style:vertical-align="middle" fo:padding="0.132cm" fo:border="none"/>
    </style:style>
    <style:style style:name="P1" style:family="paragraph" style:parent-style-name="Standard">
      <style:text-properties style:font-name="Arial" officeooo:rsid="001c56ed" officeooo:paragraph-rsid="001c56ed"/>
    </style:style>
    <style:style style:name="P2" style:family="paragraph" style:parent-style-name="Standard">
      <style:text-properties style:font-name="Arial" officeooo:rsid="001c56ed" officeooo:paragraph-rsid="001e1a2d"/>
    </style:style>
    <style:style style:name="P3" style:family="paragraph" style:parent-style-name="Standard">
      <style:text-properties style:font-name="Arial" officeooo:rsid="001c56ed" officeooo:paragraph-rsid="0023b9c2"/>
    </style:style>
    <style:style style:name="P4" style:family="paragraph" style:parent-style-name="Standard">
      <style:text-properties style:font-name="Arial" officeooo:rsid="001e1a2d" officeooo:paragraph-rsid="001e1a2d"/>
    </style:style>
    <style:style style:name="P5" style:family="paragraph" style:parent-style-name="Standard">
      <style:text-properties style:font-name="Arial" officeooo:rsid="0021e891" officeooo:paragraph-rsid="0021e891"/>
    </style:style>
    <style:style style:name="P6" style:family="paragraph" style:parent-style-name="Standard">
      <style:text-properties style:font-name="Arial" officeooo:rsid="0023b9c2" officeooo:paragraph-rsid="0023b9c2"/>
    </style:style>
    <style:style style:name="P7" style:family="paragraph" style:parent-style-name="Standard">
      <style:paragraph-properties>
        <style:tab-stops>
          <style:tab-stop style:position="3.503cm"/>
        </style:tab-stops>
      </style:paragraph-properties>
      <style:text-properties style:font-name="Arial" officeooo:rsid="0023b9c2" officeooo:paragraph-rsid="0023b9c2"/>
    </style:style>
    <style:style style:name="P8" style:family="paragraph" style:parent-style-name="Standard">
      <style:text-properties style:font-name="Arial" officeooo:rsid="002b9eb9" officeooo:paragraph-rsid="002b9eb9"/>
    </style:style>
    <style:style style:name="P9" style:family="paragraph" style:parent-style-name="Standard">
      <style:text-properties style:font-name="Arial" officeooo:rsid="002c7cf4" officeooo:paragraph-rsid="002c7cf4"/>
    </style:style>
    <style:style style:name="P10" style:family="paragraph" style:parent-style-name="Standard">
      <style:text-properties style:font-name="Arial" officeooo:rsid="00324c92" officeooo:paragraph-rsid="00324c92"/>
    </style:style>
    <style:style style:name="P11" style:family="paragraph" style:parent-style-name="Standard">
      <style:text-properties style:font-name="Arial" officeooo:rsid="0038571d" officeooo:paragraph-rsid="0038571d"/>
    </style:style>
    <style:style style:name="P12" style:family="paragraph" style:parent-style-name="Standard">
      <style:text-properties style:font-name="Arial" officeooo:rsid="00398454" officeooo:paragraph-rsid="00398454"/>
    </style:style>
    <style:style style:name="P13" style:family="paragraph" style:parent-style-name="Standard">
      <style:text-properties style:font-name="Arial" officeooo:rsid="003b5584" officeooo:paragraph-rsid="003b5584"/>
    </style:style>
    <style:style style:name="P14" style:family="paragraph" style:parent-style-name="Standard">
      <style:text-properties style:font-name="Arial" officeooo:rsid="0042bdbf" officeooo:paragraph-rsid="0042bdbf"/>
    </style:style>
    <style:style style:name="P15" style:family="paragraph" style:parent-style-name="Standard">
      <style:text-properties style:font-name="Arial" officeooo:rsid="00448431" officeooo:paragraph-rsid="00448431"/>
    </style:style>
    <style:style style:name="P16" style:family="paragraph" style:parent-style-name="Standard">
      <style:text-properties officeooo:paragraph-rsid="001c56ed"/>
    </style:style>
    <style:style style:name="P17" style:family="paragraph" style:parent-style-name="Standard">
      <style:text-properties style:font-name="Arial" officeooo:rsid="00448431" officeooo:paragraph-rsid="00448431"/>
    </style:style>
    <style:style style:name="P18" style:family="paragraph" style:parent-style-name="Standard">
      <style:text-properties style:font-name="Arial" officeooo:rsid="00475294" officeooo:paragraph-rsid="00475294"/>
    </style:style>
    <style:style style:name="P19" style:family="paragraph" style:parent-style-name="Standard">
      <style:text-properties style:font-name="Arial" officeooo:rsid="0047ceda" officeooo:paragraph-rsid="0047ceda"/>
    </style:style>
    <style:style style:name="P20" style:family="paragraph" style:parent-style-name="Standard">
      <style:text-properties style:font-name="Arial" officeooo:rsid="00488d02" officeooo:paragraph-rsid="00488d02"/>
    </style:style>
    <style:style style:name="P21" style:family="paragraph" style:parent-style-name="Standard">
      <style:text-properties style:font-name="Arial" officeooo:rsid="00489fad" officeooo:paragraph-rsid="00489fad"/>
    </style:style>
    <style:style style:name="P22" style:family="paragraph" style:parent-style-name="Standard">
      <style:text-properties style:font-name="Arial" officeooo:rsid="004a54ba" officeooo:paragraph-rsid="004a54ba"/>
    </style:style>
    <style:style style:name="P23" style:family="paragraph" style:parent-style-name="Standard">
      <style:text-properties style:font-name="Arial" officeooo:rsid="004d8dad" officeooo:paragraph-rsid="004d8dad"/>
    </style:style>
    <style:style style:name="P24" style:family="paragraph" style:parent-style-name="Standard">
      <style:text-properties style:font-name="Arial" officeooo:rsid="004f622c" officeooo:paragraph-rsid="004f622c"/>
    </style:style>
    <style:style style:name="P25" style:family="paragraph" style:parent-style-name="Standard">
      <style:paragraph-properties fo:text-align="justify" style:justify-single-word="false"/>
      <style:text-properties style:font-name="Arial" officeooo:rsid="004f622c" officeooo:paragraph-rsid="004f622c"/>
    </style:style>
    <style:style style:name="P26" style:family="paragraph" style:parent-style-name="Standard">
      <style:paragraph-properties fo:text-align="justify" style:justify-single-word="false"/>
      <style:text-properties style:font-name="Arial" officeooo:rsid="00535edb" officeooo:paragraph-rsid="00535edb"/>
    </style:style>
    <style:style style:name="P27" style:family="paragraph" style:parent-style-name="Standard">
      <style:text-properties officeooo:paragraph-rsid="001c56ed"/>
    </style:style>
    <style:style style:name="P28" style:family="paragraph" style:parent-style-name="Standard">
      <style:text-properties officeooo:rsid="00489fad" officeooo:paragraph-rsid="00489fad"/>
    </style:style>
    <style:style style:name="P29" style:family="paragraph" style:parent-style-name="Standard">
      <style:text-properties style:font-name="Arial" officeooo:rsid="001c56ed" officeooo:paragraph-rsid="001c56ed"/>
    </style:style>
    <style:style style:name="P30" style:family="paragraph" style:parent-style-name="Standard">
      <style:text-properties style:font-name="Arial" officeooo:paragraph-rsid="001c56ed"/>
    </style:style>
    <style:style style:name="P31" style:family="paragraph" style:parent-style-name="Standard">
      <style:text-properties style:font-name="Arial" officeooo:paragraph-rsid="004a3713"/>
    </style:style>
    <style:style style:name="P32" style:family="paragraph" style:parent-style-name="Standard">
      <style:text-properties officeooo:rsid="004a54ba" officeooo:paragraph-rsid="004a54ba"/>
    </style:style>
    <style:style style:name="P33" style:family="paragraph" style:parent-style-name="Standard">
      <style:text-properties officeooo:rsid="004bd474" officeooo:paragraph-rsid="004bd474"/>
    </style:style>
    <style:style style:name="P34" style:family="paragraph" style:parent-style-name="Standard">
      <style:text-properties officeooo:paragraph-rsid="004c9603"/>
    </style:style>
    <style:style style:name="P35" style:family="paragraph" style:parent-style-name="Table_20_Contents">
      <style:text-properties fo:font-size="10pt" style:font-size-asian="10pt" style:font-size-complex="10pt"/>
    </style:style>
    <style:style style:name="T1" style:family="text">
      <style:text-properties officeooo:rsid="001e1a2d"/>
    </style:style>
    <style:style style:name="T2" style:family="text">
      <style:text-properties officeooo:rsid="001ffd29"/>
    </style:style>
    <style:style style:name="T3" style:family="text">
      <style:text-properties officeooo:rsid="0020f38d"/>
    </style:style>
    <style:style style:name="T4" style:family="text">
      <style:text-properties officeooo:rsid="0024bad0"/>
    </style:style>
    <style:style style:name="T5" style:family="text">
      <style:text-properties officeooo:rsid="0024bc1c"/>
    </style:style>
    <style:style style:name="T6" style:family="text">
      <style:text-properties officeooo:rsid="0024ebcf"/>
    </style:style>
    <style:style style:name="T7" style:family="text">
      <style:text-properties officeooo:rsid="00293bd7"/>
    </style:style>
    <style:style style:name="T8" style:family="text">
      <style:text-properties officeooo:rsid="0029713e"/>
    </style:style>
    <style:style style:name="T9" style:family="text">
      <style:text-properties officeooo:rsid="002b2956"/>
    </style:style>
    <style:style style:name="T10" style:family="text">
      <style:text-properties officeooo:rsid="002c7cf4"/>
    </style:style>
    <style:style style:name="T11" style:family="text">
      <style:text-properties officeooo:rsid="002ebf5f"/>
    </style:style>
    <style:style style:name="T12" style:family="text">
      <style:text-properties officeooo:rsid="0033e5a5"/>
    </style:style>
    <style:style style:name="T13" style:family="text">
      <style:text-properties officeooo:rsid="0035619b"/>
    </style:style>
    <style:style style:name="T14" style:family="text">
      <style:text-properties officeooo:rsid="003c465e"/>
    </style:style>
    <style:style style:name="T15" style:family="text">
      <style:text-properties officeooo:rsid="003d8e24"/>
    </style:style>
    <style:style style:name="T16" style:family="text">
      <style:text-properties officeooo:rsid="0043308e"/>
    </style:style>
    <style:style style:name="T17" style:family="text">
      <style:text-properties officeooo:rsid="0047ceda"/>
    </style:style>
    <style:style style:name="T18" style:family="text">
      <style:text-properties officeooo:rsid="004a3713"/>
    </style:style>
    <style:style style:name="T19" style:family="text">
      <style:text-properties style:font-name="Arial"/>
    </style:style>
    <style:style style:name="T20" style:family="text">
      <style:text-properties style:font-name="Arial" officeooo:rsid="001c56ed"/>
    </style:style>
    <style:style style:name="T21" style:family="text">
      <style:text-properties style:text-position="33% 80%"/>
    </style:style>
    <style:style style:name="T22" style:family="text">
      <style:text-properties officeooo:rsid="004c96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rnenergie Seminar Kernfusion</text:p>
      <text:p text:style-name="P1"/>
      <text:p text:style-name="P1">Grundlagen Physik:</text:p>
      <text:p text:style-name="P1">- Bindungsenergie der Atome als Energiequelle</text:p>
      <text:p text:style-name="P1">- anziehende Kernkraft wirkt in unmittelbarer Umgebung</text:p>
      <text:p text:style-name="P1">- Elektrische Abstoßung muss überwunden werden</text:p>
      <text:p text:style-name="P1">- hohe Geschwindigkeit erforderlich → hohe Temperatur → <text:span text:style-name="T1">Atome lösen sich in Kerne und Elektronen auf → </text:span><text:s/>Plasm<text:span text:style-name="T8">a</text:span></text:p>
      <text:p text:style-name="P1"/>
      <text:p text:style-name="P1">Sonne:</text:p>
      <text:p text:style-name="P1">- <text:span text:style-name="T15">700.000 km Radius, 2*10³⁰ Kg schwer </text:span></text:p>
      <text:p text:style-name="P1">- <text:span text:style-name="T6">Bestandteile 73% Wasserstoff 25% Helium 2% andere</text:span></text:p>
      <text:p text:style-name="P1">- <text:span text:style-name="T1">Fusioniert Wasserstoff zu Helium H → He</text:span></text:p>
      <text:p text:style-name="P1">- <text:span text:style-name="T1">ca. 600 Mt H → 595 Mt He pro Sekunde ca 10^38 Fusionen s^-1</text:span></text:p>
      <text:p text:style-name="P1">- <text:span text:style-name="T1">Leistung von ca. 2 Mio Atomkraftwerken, ~4 10^26 W</text:span></text:p>
      <text:p text:style-name="P1">- <text:span text:style-name="T15">Verliert 4,3 10⁹ kg/s macht 0,007 % in 1 Million Jahre</text:span></text:p>
      <text:p text:style-name="P2">- <text:span text:style-name="T1">Trotz dieser Leistung genug Brennmaterial für weitere 4 Mrd. Jahre</text:span></text:p>
      <text:p text:style-name="P4">- Plasma wird durch Gravitation zusammengehalten</text:p>
      <text:p text:style-name="P4">- <text:span text:style-name="T6">Druck bringt T dabei auf ca 10^7 Kelvin im Kern </text:span></text:p>
      <text:p text:style-name="P2">- <text:span text:style-name="T3">Wasserstoff wird durch pp-Kette bzw. CNO-Zyklus fusioniert</text:span></text:p>
      <text:p text:style-name="P2">- <text:span text:style-name="T3">Langsamer als technische Fusionsreaktionen → würde die Sonne mit Deuterium und Tritium brennen wäre sie bereits erloschen</text:span></text:p>
      <text:p text:style-name="P2">- <text:span text:style-name="T14">Sonneninnere nur aus Theorie beschreibbar, beobachtbar ist nur die Photosphäre</text:span></text:p>
      <text:p text:style-name="P2">- <text:span text:style-name="T14">Dichte ca. 160g/cm³ 14mal dichter als Blei</text:span></text:p>
      <text:p text:style-name="P2">- <text:span text:style-name="T14">Druck ca. 2,5 10¹⁶ Pascal = 2,5 10⁷ m Wassertiefe</text:span></text:p>
      <text:p text:style-name="P1"/>
      <text:p text:style-name="P6">pp-Kette und CNO-Zyklus:</text:p>
      <text:p text:style-name="P7">- <text:span text:style-name="T4">pp-Kette 4H → 1He evtl über Umwege Beryllium und Lithium </text:span></text:p>
      <text:p text:style-name="P6">- pp-Kette Neutrinos <text:span text:style-name="T4">kontinuierlich</text:span> bis 0.4 MeV Energie</text:p>
      <text:p text:style-name="P6">- <text:span text:style-name="T4">pp-Kette im Dominanten Prozess 26,2 MeV</text:span></text:p>
      <text:p text:style-name="P6">- <text:span text:style-name="T4">CNO-Zyklus ebenfalls Fusion von 4H nach He</text:span></text:p>
      <text:p text:style-name="P6">- <text:span text:style-name="T4">CNO nutzt schwerere Elemente von C bis O deswegen CNO</text:span></text:p>
      <text:p text:style-name="P6">- <text:span text:style-name="T7">CNO Zyklus benötigt höhere Temperaturen</text:span></text:p>
      <text:p text:style-name="P6">- <text:span text:style-name="T5">Teilchenbilanz → 4H nach 1He 2e+ 2Neutrinos und Energie</text:span></text:p>
      <text:p text:style-name="P6">- <text:span text:style-name="T6">pp macht bei der Sonne weitaus mehr aus als CNO ca 90 zu 10</text:span></text:p>
      <text:p text:style-name="P3"/>
      <text:p text:style-name="P4">Reaktorgrundlagen:</text:p>
      <text:p text:style-name="P1">- <text:span text:style-name="T1">Plasma muss zusammengehalten bzw. eingeschlossen werden</text:span></text:p>
      <text:p text:style-name="P1">- <text:span text:style-name="T1">Gravitation scheidet aus da die Mengen an Plasma viel zu gering sind</text:span></text:p>
      <text:p text:style-name="P1">- <text:span text:style-name="T1">Direkter Kontakt mit einem Gefäß würde zu zu starker Abkühlung führen</text:span></text:p>
      <text:p text:style-name="P1">- <text:span text:style-name="T2">Verschiedene Einschlusstechniken</text:span></text:p>
      <text:p text:style-name="P1"><text:tab/>- <text:span text:style-name="T2">Magnetischer Einschluss </text:span></text:p>
      <text:p text:style-name="P1"><text:tab/>- <text:span text:style-name="T2">Trägheitseinschluss (Reaktionszeit &lt; Ausdehnungszeit)</text:span></text:p>
      <text:p text:style-name="P1">- <text:span text:style-name="T9">Wasserstofffusion viel zu unwahrscheinlich → mittlere Lebenszeit Proton in der Sonne mehrere Milliarden Jahre</text:span></text:p>
      <text:p text:style-name="P1">- <text:span text:style-name="T10">D+D ebenfalls zu geringer WQ damit höhere Einschlusszeit und weniger Energiegewinn</text:span></text:p>
      <text:p text:style-name="P1">- <text:span text:style-name="T11">Andere weniger Energiegewinn und höhere Temperatur oder Dichte erforderlich</text:span></text:p>
      <text:p text:style-name="P1">- <text:span text:style-name="T10">Nutze daher D + T → 4He(3,5MeV) + n(14MeV) → Problem T ist sehr selten (D kann in Wasser gefunden werden)</text:span></text:p>
      <text:p text:style-name="P1">→<text:span text:style-name="T10"> Brüten von T mit 6Li + n → 4He + 3T + 4,8 MeV → 6Li derzeit nicht übermäßig verwendet</text:span></text:p>
      <text:p text:style-name="P1">- <text:span text:style-name="T12">Des weiteren wird aus Einfachheit von DT-Fusion geredet</text:span></text:p>
      <text:p text:style-name="P1"><text:soft-page-break/></text:p>
      <text:p text:style-name="P1"/>
      <text:p text:style-name="P1"/>
      <text:p text:style-name="P1"/>
      <text:p text:style-name="P1"/>
      <text:p text:style-name="P10">Zündung:</text:p>
      <text:p text:style-name="P10">- Zündung ist der Vorgang bei dem Plasma zur Fusion gebracht wird</text:p>
      <text:p text:style-name="P10">- Die Fusion des Plasmas gibt Energie frei welche die Temperatur des Plasmas und damit die Fusion aufrecht erhält</text:p>
      <text:p text:style-name="P10">- Wichtige Größen sind dabei Temperatur, Plasmadichte und Energieeinschlusszeit</text:p>
      <text:p text:style-name="P10">- Energieeinschlusszeit <text:span text:style-name="T13">\tau</text:span> ist ein Maß für die Isolation des Plasmas</text:p>
      <text:p text:style-name="P10">wenig Temperaturverlust → gute Isolation → hohe Energieschlusszeit</text:p>
      <text:p text:style-name="P10">- <text:span text:style-name="T13">Für DT-Plasma Zündung Dichte (n) * \tau &gt; 2*10^20 m^-3s für T = 10keV (100MioK)</text:span></text:p>
      <text:p text:style-name="P1">- <text:span text:style-name="T12">Die Energie die im Plasma verbleibt kommt meist aus He, da dieses wechselwirkt</text:span></text:p>
      <text:p text:style-name="P1">- <text:span text:style-name="T12">Neutronen gelangen meist mit ca. 80% ihrer Energie aus dem Plasma</text:span></text:p>
      <text:p text:style-name="P1">→<text:span text:style-name="T12"> Konsequenz Reaktordesign muss an mögliche Aktivierung von hochenergetische Neutronen angepasst werden (Kommen wir bei den Reaktoren zu)</text:span></text:p>
      <text:p text:style-name="P1">- <text:span text:style-name="T16">tau = W/P Thermische Energie/ Verlustleistung</text:span></text:p>
      <text:p text:style-name="P16"><text:span text:style-name="T20">- </text:span><text:span text:style-name="Strong_20_Emphasis"><text:span text:style-name="T19">Energieeinschlußzeit</text:span></text:span><text:span text:style-name="T19">, in der Fusionsforschung die Zeit, innerhalb der das Plasma seinen Energieinhalt durch Diffusion, Wärmeleitung und Abstrahlung verliert</text:span></text:p>
      <text:p text:style-name="P30"/>
      <text:p text:style-name="P30"/>
      <text:p text:style-name="P31"><text:span text:style-name="T18">P</text:span>lasmaheizung stehen drei unterschiedliche Heizverfahren zur Verfügung: die <text:s text:c="5"/></text:p>
      <text:p text:style-name="P31">- Neutralteilcheninjektion mit einer Leistung von maximal 20 Megawatt, 6 Megawatt</text:p>
      <text:p text:style-name="P31">- Hochfrequenzheizung, in der Frequenz abstimmbar zwischen 30 und 120 Megahertz und - 4 Megawatt Mikrowellenheizung bei einer Frequenz der eingestrahlten Mikrowellen von 140 Gigahertz.</text:p>
      <text:p text:style-name="P16"/>
      <text:p text:style-name="P28">Tokamak:</text:p>
      <text:p text:style-name="P34"><text:span text:style-name="T22">-120min bereits erreicht, kann nur gepulst betrieben werden, </text:span>zusätzlicher Strom kann auch mit eingestrahlten Radiowellen oder durch Teilcheneinschuss getrieben</text:p>
      <text:p text:style-name="P34">-Wegen ihrer Neutralität können diese quer in das Magnetfeld eindringen, werden dann im Plasma ionisiert und damit eingeschlossen und geben schließlich ihre Energie durch Stöße an das übrige Plasma ab. Erzeugt werden diese hochenergetischen Wasserstoffatome, indem aus einer Plasmaquelle Wasserstoffionen zuerst durch elektrische Felder extrahiert und mit weiteren elektrischen Feldern von 50.000 bis 1 Mio. Volt beschleunigt werden.</text:p>
      <text:p text:style-name="P33">-ASDAX: mit Wolfram verkleidet (Bild)</text:p>
      <text:p text:style-name="P32">Technische Daten:</text:p>
      <table:table table:name="Tabelle1" table:style-name="Tabelle1">
        <table:table-column table:style-name="Tabelle1.A"/>
        <table:table-column table:style-name="Tabelle1.B"/>
        <table:table-row table:style-name="Tabelle1.1">
          <table:table-cell table:style-name="Tabelle1.A1" office:value-type="string">
            <text:p text:style-name="P35">Gesamthöhe der Anlage</text:p>
          </table:table-cell>
          <table:table-cell table:style-name="Tabelle1.A1" office:value-type="string">
            <text:p text:style-name="P35">9 Meter</text:p>
          </table:table-cell>
        </table:table-row>
        <table:table-row table:style-name="Tabelle1.1">
          <table:table-cell table:style-name="Tabelle1.A1" office:value-type="string">
            <text:p text:style-name="P35">Großer Plasmaradius</text:p>
          </table:table-cell>
          <table:table-cell table:style-name="Tabelle1.A1" office:value-type="string">
            <text:p text:style-name="P35">1,6 Meter</text:p>
          </table:table-cell>
        </table:table-row>
        <table:table-row table:style-name="Tabelle1.1">
          <table:table-cell table:style-name="Tabelle1.A1" office:value-type="string">
            <text:p text:style-name="P35">Kleine Plasmaradien</text:p>
          </table:table-cell>
          <table:table-cell table:style-name="Tabelle1.A1" office:value-type="string">
            <text:p text:style-name="P35">0.5 / 0.8 Meter</text:p>
          </table:table-cell>
        </table:table-row>
        <table:table-row table:style-name="Tabelle1.1">
          <table:table-cell table:style-name="Tabelle1.A1" office:value-type="string">
            <text:p text:style-name="P35">Magnetfeld</text:p>
          </table:table-cell>
          <table:table-cell table:style-name="Tabelle1.A1" office:value-type="string">
            <text:p text:style-name="P35">3,9 Tesla</text:p>
          </table:table-cell>
        </table:table-row>
        <table:table-row table:style-name="Tabelle1.1">
          <table:table-cell table:style-name="Tabelle1.A1" office:value-type="string">
            <text:p text:style-name="P35">Plasmastrom</text:p>
          </table:table-cell>
          <table:table-cell table:style-name="Tabelle1.A1" office:value-type="string">
            <text:p text:style-name="P35">2 Megaampere</text:p>
          </table:table-cell>
        </table:table-row>
        <table:table-row table:style-name="Tabelle1.1">
          <table:table-cell table:style-name="Tabelle1.A1" office:value-type="string">
            <text:p text:style-name="P35">Pulsdauer</text:p>
          </table:table-cell>
          <table:table-cell table:style-name="Tabelle1.A1" office:value-type="string">
            <text:p text:style-name="P35">10 Sekunden</text:p>
          </table:table-cell>
        </table:table-row>
        <table:table-row table:style-name="Tabelle1.1">
          <table:table-cell table:style-name="Tabelle1.A1" office:value-type="string">
            <text:p text:style-name="P35">Plasmaheizung</text:p>
          </table:table-cell>
          <table:table-cell table:style-name="Tabelle1.A1" office:value-type="string">
            <text:p text:style-name="P35">27 Megawatt</text:p>
          </table:table-cell>
        </table:table-row>
        <table:table-row table:style-name="Tabelle1.1">
          <table:table-cell table:style-name="Tabelle1.A1" office:value-type="string">
            <text:p text:style-name="P35">Plasmavolumen</text:p>
          </table:table-cell>
          <table:table-cell table:style-name="Tabelle1.A1" office:value-type="string">
            <text:p text:style-name="P35">13 Kubikmeter</text:p>
          </table:table-cell>
        </table:table-row>
        <table:table-row table:style-name="Tabelle1.1">
          <table:table-cell table:style-name="Tabelle1.A1" office:value-type="string">
            <text:p text:style-name="P35">Plasmamenge</text:p>
          </table:table-cell>
          <table:table-cell table:style-name="Tabelle1.A1" office:value-type="string">
            <text:p text:style-name="P35">3 Milligramm</text:p>
          </table:table-cell>
        </table:table-row>
        <table:table-row table:style-name="Tabelle1.1">
          <table:table-cell table:style-name="Tabelle1.A1" office:value-type="string">
            <text:p text:style-name="P35">Plasmazusammensetzung</text:p>
          </table:table-cell>
          <table:table-cell table:style-name="Tabelle1.A1" office:value-type="string">
            <text:p text:style-name="P35">Wasserstoff, Deuterium</text:p>
          </table:table-cell>
        </table:table-row>
        <text:soft-page-break/>
        <table:table-row table:style-name="Tabelle1.1">
          <table:table-cell table:style-name="Tabelle1.A1" office:value-type="string">
            <text:p text:style-name="P35">Plasmadichte</text:p>
          </table:table-cell>
          <table:table-cell table:style-name="Tabelle1.A1" office:value-type="string">
            <text:p text:style-name="P35">2 x 10<text:span text:style-name="T21">20</text:span> Teilchen pro m<text:span text:style-name="T21">3</text:span></text:p>
          </table:table-cell>
        </table:table-row>
        <table:table-row table:style-name="Tabelle1.1">
          <table:table-cell table:style-name="Tabelle1.A1" office:value-type="string">
            <text:p text:style-name="P35">Plasmatemperatur</text:p>
          </table:table-cell>
          <table:table-cell table:style-name="Tabelle1.A1" office:value-type="string">
            <text:p text:style-name="P35">100 Millionen Grad</text:p>
          </table:table-cell>
        </table:table-row>
      </table:table>
      <text:p text:style-name="P28"/>
      <text:p text:style-name="P16"/>
      <text:p text:style-name="P1"/>
      <text:p text:style-name="P1">Geschichtlich:</text:p>
      <text:p text:style-name="P1">- <text:span text:style-name="T10">erste Fusion von Arthur Eddington 1920</text:span></text:p>
      <text:p text:style-name="P1">- <text:span text:style-name="T1">erste technische Nutzung der Kernfusion in Wasserstoffbombe 1952</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Bilder:</text:p>
      <text:p text:style-name="P5"/>
      <text:p text:style-name="P5">Bindungsenergien </text:p>
      <text:p text:style-name="P5"><text:a xlink:type="simple" xlink:href="http://www.dpg-physik.de/dpg/gliederung/fv/p/info/grundlagen_fusion.html" text:style-name="Internet_20_link" text:visited-style-name="Visited_20_Internet_20_Link">http://www.dpg-physik.de/dpg/gliederung/fv/p/info/grundlagen_fusion.html</text:a></text:p>
      <text:p text:style-name="P5"/>
      <text:p text:style-name="P6">CNO</text:p>
      <text:p text:style-name="P6">Demtröder Band 4 Seite 311</text:p>
      <text:p text:style-name="P6"/>
      <text:p text:style-name="P6">CNO vs. pp-Kette </text:p>
      <text:p text:style-name="P6">Demtröder Band 4 Seite 312</text:p>
      <text:p text:style-name="P6"/>
      <text:p text:style-name="P8">Fusion Wasserstoff zu He</text:p>
      <text:p text:style-name="P8"><text:a xlink:type="simple" xlink:href="https://upload.wikimedia.org/wikipedia/commons/7/78/FusionintheSun.svg" text:style-name="Internet_20_link" text:visited-style-name="Visited_20_Internet_20_Link">https://upload.wikimedia.org/wikipedia/commons/7/78/FusionintheSun.svg</text:a></text:p>
      <text:p text:style-name="P8"/>
      <text:p text:style-name="P9">D+T nach He</text:p>
      <text:p text:style-name="P9"><text:a xlink:type="simple" xlink:href="https://upload.wikimedia.org/wikipedia/commons/3/3b/Deuterium-tritium_fusion.svg" text:style-name="Internet_20_link" text:visited-style-name="Visited_20_Internet_20_Link">https://upload.wikimedia.org/wikipedia/commons/3/3b/Deuterium-tritium_fusion.svg</text:a></text:p>
      <text:p text:style-name="P9"/>
      <text:p text:style-name="P11">Sonne:</text:p>
      <text:p text:style-name="P11"><text:a xlink:type="simple" xlink:href="http://www.planeten.ch/wp-content/uploads/2015/11/full-sun.jpg" text:style-name="Internet_20_link" text:visited-style-name="Visited_20_Internet_20_Link">http://www.planeten.ch/wp-content/uploads/2015/11/full-sun.jpg</text:a></text:p>
      <text:p text:style-name="P11"/>
      <text:p text:style-name="P12">Tokamak:</text:p>
      <text:p text:style-name="P12"><text:a xlink:type="simple" xlink:href="https://www.euro-fusion.org/wpcms/wp-content/uploads/2012/03/CP11j-047-02.jpg" text:style-name="Internet_20_link" text:visited-style-name="Visited_20_Internet_20_Link">https://www.euro-fusion.org/wpcms/wp-content/uploads/2012/03/CP11j-047-02.jpg</text:a></text:p>
      <text:p text:style-name="P12"/>
      <text:p text:style-name="P13">Sonne Aufbau:</text:p>
      <text:p text:style-name="P13"><text:soft-page-break/><text:a xlink:type="simple" xlink:href="http://www.sternwarte-eberfing.de/Fuehrung/BilderFuehrung/SonneAufbau.gif" text:style-name="Internet_20_link" text:visited-style-name="Visited_20_Internet_20_Link">http://www.sternwarte-eberfing.de/Fuehrung/BilderFuehrung/SonneAufbau.gif</text:a></text:p>
      <text:p text:style-name="P13"/>
      <text:p text:style-name="P14">Sonne Leben:</text:p>
      <text:p text:style-name="P14"><text:a xlink:type="simple" xlink:href="https://upload.wikimedia.org/wikipedia/commons/5/50/Sun_Life_DE.png" text:style-name="Internet_20_link" text:visited-style-name="Visited_20_Internet_20_Link">https://upload.wikimedia.org/wikipedia/commons/5/50/Sun_Life_DE.png</text:a></text:p>
      <text:p text:style-name="P14"/>
      <text:p text:style-name="P15">Träheitseinschluss:</text:p>
      <text:p text:style-name="P15"><text:a xlink:type="simple" xlink:href="https://www.dpg-physik.de/dpg/gliederung/fv/p/info/inertial.html" text:style-name="Internet_20_link" text:visited-style-name="Visited_20_Internet_20_Link">https://www.dpg-physik.de/dpg/gliederung/fv/p/info/inertial.html</text:a></text:p>
      <text:p text:style-name="P15"/>
      <text:p text:style-name="P21">Tokamak beschriftet:</text:p>
      <text:p text:style-name="P21"><text:a xlink:type="simple" xlink:href="http://www.dpg-physik.de/dpg/gliederung/fv/p/info/magnet.html" text:style-name="Internet_20_link" text:visited-style-name="Visited_20_Internet_20_Link">http://www.dpg-physik.de/dpg/gliederung/fv/p/info/magnet.html</text:a></text:p>
      <text:p text:style-name="P21"/>
      <text:p text:style-name="P22">ASDAX</text:p>
      <text:p text:style-name="P22"><text:a xlink:type="simple" xlink:href="https://www.ipp.mpg.de/36468/zoom-1369313316.jpg" text:style-name="Internet_20_link" text:visited-style-name="Visited_20_Internet_20_Link">https://www.ipp.mpg.de/36468/zoom-1369313316.jpg</text:a></text:p>
      <text:p text:style-name="P22"/>
      <text:p text:style-name="P23">Stellarator:</text:p>
      <text:p text:style-name="P23"><text:a xlink:type="simple" xlink:href="http://www.dpg-physik.de/dpg/gliederung/fv/p/info/magnet.html" text:style-name="Internet_20_link" text:visited-style-name="Visited_20_Internet_20_Link">http://www.dpg-physik.de/dpg/gliederung/fv/p/info/magnet.html</text:a></text:p>
      <text:p text:style-name="P23"/>
      <text:p text:style-name="P24">Übersicht Reaktoren:</text:p>
      <text:p text:style-name="P25"><text:a xlink:type="simple" xlink:href="http://www.ipp.mpg.de/47411/1_einfuehrung_grundlagen.pdf" text:style-name="Internet_20_link" text:visited-style-name="Visited_20_Internet_20_Link">http://www.ipp.mpg.de/47411/1_einfuehrung_grundlagen.pdf</text:a></text:p>
      <text:p text:style-name="P25"/>
      <text:p text:style-name="P26">Wendelstein:</text:p>
      <text:p text:style-name="P26"><text:a xlink:type="simple" xlink:href="https://i.pinimg.com/originals/8a/cb/ae/8acbae2d76ad08b510c732c28c37992c.jpg" text:style-name="Internet_20_link" text:visited-style-name="Visited_20_Internet_20_Link">https://i.pinimg.com/originals/8a/cb/ae/8acbae2d76ad08b510c732c28c37992c.jpg</text:a></text:p>
      <text:p text:style-name="P26"/>
      <text:p text:style-name="P25"/>
      <text:p text:style-name="P23"/>
      <text:p text:style-name="P2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text:soft-page-break/>zur a) Dies als äquivalent zu zwei Spin ½ Teilchen zu sehen könnte kritisch werden aber in Bezug auf Triplett Spin 1 Singlett Spin 0 kann man analogien zur SU(3)c sehen ja.</text:p>
      <text:p text:style-name="P20">Farbneutral ist nicht die Gemeinsamkeit aber die Symmetrie ist hier wichtig (bezüglich der Fabre) alle Basiszustände sind soweit antisymmetrisch außer dem Singlett </text:p>
      <text:p text:style-name="P15"/>
      <text:p text:style-name="P15"/>
      <text:p text:style-name="P18">zur c) ja damit ist der Zerfall <text:span text:style-name="T17">in drei Gluonen gemeint</text:span></text:p>
      <text:p text:style-name="P19">Die totale Zerfallsbreite setzt sich allerdings zum einen aus denen der Leptonen und dem 3 Gluon Kanal zusammen allerdings kann das Meson auch über ein virtuelles Photon in zwei Quarks zerfallen, also ist totale Breite = Breite(ggg) + Breite(l+l-) + Breite(qq‘), die Zerfallsbreite in zwei Quarks ist also zu bestimmen (Tipp: R-Faktor) </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3:50:24.981182455</meta:creation-date>
    <meta:generator>LibreOffice/5.1.6.2$Linux_X86_64 LibreOffice_project/10m0$Build-2</meta:generator>
    <dc:date>2017-12-04T16:10:32.389334846</dc:date>
    <meta:editing-duration>PT17H36M46S</meta:editing-duration>
    <meta:editing-cycles>27</meta:editing-cycles>
    <meta:document-statistic meta:table-count="1" meta:image-count="0" meta:object-count="0" meta:page-count="5" meta:paragraph-count="125" meta:word-count="912" meta:character-count="6706" meta:non-whitespace-character-count="5909"/>
  </office:meta>
</office:document-meta>
</file>